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2.138cm" fo:min-width="1.88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38cm" fo:min-width="1.88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38cm" fo:min-width="1.882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2.138cm" fo:min-width="1.88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81cm" svg:height="2.388cm" svg:x="1cm" svg:y="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17.669cm" svg:y="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15.288cm" svg:y="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82cm" svg:height="2.388cm" svg:x="12.906cm" svg:y="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10.525cm" svg:y="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8.144cm" svg:y="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5.763cm" svg:y="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82cm" svg:height="2.388cm" svg:x="3.381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1cm" svg:y="3.43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17.669cm" svg:y="3.438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15.288cm" svg:y="3.438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82cm" svg:height="2.388cm" svg:x="12.906cm" svg:y="3.438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10.525cm" svg:y="3.438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8.144cm" svg:y="3.438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5.763cm" svg:y="3.438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82cm" svg:height="2.388cm" svg:x="3.381cm" svg:y="3.43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1cm" svg:y="5.826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17.669cm" svg:y="5.826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15.288cm" svg:y="5.826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82cm" svg:height="2.388cm" svg:x="12.906cm" svg:y="5.826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10.525cm" svg:y="5.826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8.144cm" svg:y="5.826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5.763cm" svg:y="5.826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82cm" svg:height="2.388cm" svg:x="3.381cm" svg:y="5.826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1cm" svg:y="8.264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17.669cm" svg:y="8.264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15.288cm" svg:y="8.264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82cm" svg:height="2.388cm" svg:x="12.906cm" svg:y="8.26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10.525cm" svg:y="8.26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8.144cm" svg:y="8.264cm">
          <text:p text:style-name="P1">2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5.763cm" svg:y="8.264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82cm" svg:height="2.388cm" svg:x="3.381cm" svg:y="8.264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0.95cm" svg:y="10.652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17.619cm" svg:y="10.652cm">
          <text:p text:style-name="P1">3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15.238cm" svg:y="10.652cm">
          <text:p text:style-name="P1">38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82cm" svg:height="2.388cm" svg:x="12.856cm" svg:y="10.652cm">
          <text:p text:style-name="P1">3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10.475cm" svg:y="10.652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8.094cm" svg:y="10.652cm">
          <text:p text:style-name="P1">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5.713cm" svg:y="10.652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82cm" svg:height="2.388cm" svg:x="3.331cm" svg:y="10.652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0.95cm" svg:y="13.09cm">
          <text:p text:style-name="P1">4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17.619cm" svg:y="13.09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15.238cm" svg:y="13.09cm">
          <text:p text:style-name="P1">46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82cm" svg:height="2.388cm" svg:x="12.856cm" svg:y="13.09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10.475cm" svg:y="13.09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8.094cm" svg:y="13.09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5.713cm" svg:y="13.09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82cm" svg:height="2.388cm" svg:x="3.331cm" svg:y="13.09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0.95cm" svg:y="15.478cm">
          <text:p text:style-name="P1">4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17.619cm" svg:y="15.478cm">
          <text:p text:style-name="P1">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15.238cm" svg:y="15.478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82cm" svg:height="2.388cm" svg:x="12.856cm" svg:y="15.478cm">
          <text:p text:style-name="P1">5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10.475cm" svg:y="15.478cm">
          <text:p text:style-name="P1">5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8.094cm" svg:y="15.478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5.713cm" svg:y="15.478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82cm" svg:height="2.388cm" svg:x="3.331cm" svg:y="15.478cm">
          <text:p text:style-name="P1">4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0.95cm" svg:y="17.916cm">
          <text:p text:style-name="P1">5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17.619cm" svg:y="17.916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15.238cm" svg:y="17.916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82cm" svg:height="2.388cm" svg:x="12.856cm" svg:y="17.916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10.475cm" svg:y="17.916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81cm" svg:height="2.388cm" svg:x="8.094cm" svg:y="17.916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81cm" svg:height="2.388cm" svg:x="5.713cm" svg:y="17.916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82cm" svg:height="2.388cm" svg:x="3.331cm" svg:y="17.916cm">
          <text:p text:style-name="P1">5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8T14:54:41.215594558</meta:creation-date>
    <meta:print-date>2020-03-28T15:33:06.220099667</meta:print-date>
    <dc:date>2020-03-28T19:10:40.920646896</dc:date>
    <meta:editing-duration>PT3H35M29S</meta:editing-duration>
    <meta:editing-cycles>1</meta:editing-cycles>
    <meta:document-statistic meta:object-count="64"/>
    <meta:generator>LibreOffice/6.4.1.2$Linux_X86_64 LibreOffice_project/40$Build-2</meta:generator>
  </office:meta>
</office:document-meta>
</file>